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E80000011242219091CC07A792.png" manifest:media-type="image/png"/>
  <manifest:file-entry manifest:full-path="Pictures/10000201000003E6000000AD2F95CD0472F312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char" svg:x="0.926cm" svg:y="0.573cm" svg:width="17.59cm" svg:height="4.817cm" draw:z-index="0"><draw:image xlink:href="Pictures/10000201000003E80000011242219091CC07A792.png" xlink:type="simple" xlink:show="embed" xlink:actuate="onLoad" loext:mime-type="image/png"/></draw:frame><draw:frame draw:style-name="fr1" draw:name="Image17" text:anchor-type="char" svg:x="0.564cm" svg:y="10.575cm" svg:width="17.59cm" svg:height="3.048cm" draw:z-index="1"><draw:image xlink:href="Pictures/10000201000003E6000000AD2F95CD0472F3124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2T20:01:14.972000000</meta:creation-date>
    <dc:date>2020-09-25T20:35:41.516000000</dc:date>
    <meta:editing-duration>P1DT23H1M4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3.2$Windows_X86_64 LibreOffice_project/747b5d0ebf89f41c860ec2a39efd7cb15b54f2d8</meta:generator>
  </office:meta>
</office:document-meta>
</file>